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9.787cm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2.01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0.287cm" svg:height="7.366cm" svg:x="5.064cm" svg:y="9.636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56cm" svg:height="4.191cm" svg:x="1.889cm" svg:y="20.304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3.556cm" svg:height="4.191cm" svg:x="7.477cm" svg:y="20.43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3.556cm" svg:height="4.191cm" svg:x="13.573cm" svg:y="20.43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556cm" svg:height="4.191cm" svg:x="2.524cm" svg:y="3.032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556cm" svg:height="4.191cm" svg:x="8.874cm" svg:y="2.778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556cm" svg:height="4.191cm" svg:x="15.097cm" svg:y="2.651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.302cm" svg:y1="7.223cm" svg:x2="10.207cm" svg:y2="9.636cm" draw:start-shape="id1" draw:start-glue-point="8" draw:end-shape="id2" svg:d="M4302 7223v1207h5905v1206" svg:viewBox="0 0 5906 2414">
          <text:p/>
        </draw:connector>
        <draw:connector draw:style-name="gr3" draw:text-style-name="P3" draw:layer="layout" svg:x1="10.652cm" svg:y1="6.969cm" svg:x2="10.207cm" svg:y2="9.636cm" draw:start-shape="id3" draw:start-glue-point="8" draw:end-shape="id2" svg:d="M10652 6969v1334h-445v1333" svg:viewBox="0 0 446 2668">
          <text:p/>
        </draw:connector>
        <draw:connector draw:style-name="gr3" draw:text-style-name="P3" draw:layer="layout" svg:x1="16.875cm" svg:y1="6.842cm" svg:x2="10.207cm" svg:y2="9.636cm" draw:start-shape="id4" draw:start-glue-point="8" draw:end-shape="id2" svg:d="M16875 6842v1397h-6668v1397" svg:viewBox="0 0 6669 2795">
          <text:p/>
        </draw:connector>
        <draw:connector draw:style-name="gr3" draw:text-style-name="P3" draw:layer="layout" svg:x1="3.667cm" svg:y1="20.304cm" svg:x2="10.207cm" svg:y2="17.002cm" draw:start-shape="id5" draw:start-glue-point="4" draw:end-shape="id2" svg:d="M3667 20304v-1651h6540v-1651" svg:viewBox="0 0 6541 3303">
          <text:p/>
        </draw:connector>
        <draw:connector draw:style-name="gr3" draw:text-style-name="P3" draw:layer="layout" svg:x1="9.255cm" svg:y1="20.431cm" svg:x2="10.207cm" svg:y2="17.002cm" draw:start-shape="id6" draw:start-glue-point="4" draw:end-shape="id2" svg:d="M9255 20431v-1715h952v-1714" svg:viewBox="0 0 953 3430">
          <text:p/>
        </draw:connector>
        <draw:connector draw:style-name="gr3" draw:text-style-name="P3" draw:layer="layout" svg:x1="15.351cm" svg:y1="20.431cm" svg:x2="10.207cm" svg:y2="17.002cm" draw:start-shape="id7" draw:start-glue-point="4" draw:end-shape="id2" draw:end-glue-point="2" svg:d="M15351 20431v-1715h-5144v-1714" svg:viewBox="0 0 5145 34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Gaikema</meta:initial-creator>
    <meta:creation-date>2018-02-01T12:53:44.031421206</meta:creation-date>
    <dc:date>2018-02-01T12:59:47.449094688</dc:date>
    <dc:creator>Matt Gaikema</dc:creator>
    <meta:editing-duration>PT2M32S</meta:editing-duration>
    <meta:editing-cycles>4</meta:editing-cycles>
    <meta:generator>LibreOffice/5.3.1.2$Linux_X86_64 LibreOffice_project/30m0$Build-2</meta:generator>
    <meta:document-statistic meta:object-count="13"/>
  </office:meta>
</office:document-meta>
</file>